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ole-draw-aspect="1"/>
    </style:style>
  </office:automatic-styles>
  <office:body>
    <office:spreadsheet>
      <table:table table:name="Laptop" table:style-name="ta1">
        <table:shapes>
          <draw:frame draw:z-index="0" draw:style-name="gr1" svg:width="10.3413in" svg:height="4.422in" svg:x="0.9213in" svg:y="2.3213in">
            <draw:object draw:notify-on-update-of-ranges="Laptop.B5:Laptop.B9 Laptop.C4:Laptop.C4 Laptop.C5:Laptop.C9 Laptop.B5:Laptop.B9 Laptop.D4:Laptop.D4 Laptop.D5:Laptop.D9 Laptop.B5:Laptop.B9 Laptop.E4:Laptop.E4 Laptop.E5:Laptop.E9 Laptop.B5:Laptop.B9 Laptop.F4:Laptop.F4 Laptop.F5:Laptop.F9 Laptop.B5:Laptop.B9 Laptop.G4:Laptop.G4 Laptop.G5:Laptop.G9 Laptop.B5:Laptop.B9 Laptop.J4:Laptop.J4 Laptop.H5:Laptop.H9 Laptop.B5:Laptop.B9 Laptop.K4:Laptop.K4 Laptop.I5:Laptop.I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Quad Core 2.2 Ghz</text:p>
          </table:table-cell>
          <table:table-cell table:number-columns-repeated="12"/>
        </table:table-row>
        <table:table-row table:style-name="ro3">
          <table:table-cell table:number-columns-repeated="9"/>
          <table:table-cell office:value-type="string">
            <text:p>For 4 threads the average time in the listed section of code is listed.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OMP</text:p>
          </table:table-cell>
          <table:table-cell office:value-type="string">
            <text:p>First</text:p>
          </table:table-cell>
          <table:table-cell office:value-type="string">
            <text:p>Fast Test</text:p>
          </table:table-cell>
          <table:table-cell office:value-type="string">
            <text:p>Log Barrier</text:p>
          </table:table-cell>
          <table:table-cell office:value-type="string">
            <text:p>Busy Wait</text:p>
          </table:table-cell>
          <table:table-cell table:number-columns-repeated="2"/>
          <table:table-cell/>
          <table:table-cell office:value-type="string">
            <text:p>First</text:p>
          </table:table-cell>
          <table:table-cell office:value-type="string">
            <text:p>Fast Test</text:p>
          </table:table-cell>
          <table:table-cell office:value-type="string">
            <text:p>Log Barrier</text:p>
          </table:table-cell>
          <table:table-cell office:value-type="string">
            <text:p>Busy Wait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.397191">
            <text:p>1.397191</text:p>
          </table:table-cell>
          <table:table-cell office:value-type="float" office:value="0.91679">
            <text:p>0.91679</text:p>
          </table:table-cell>
          <table:table-cell office:value-type="float" office:value="0.91841">
            <text:p>0.91841</text:p>
          </table:table-cell>
          <table:table-cell office:value-type="float" office:value="0.921717">
            <text:p>0.921717</text:p>
          </table:table-cell>
          <table:table-cell office:value-type="float" office:value="0.921382">
            <text:p>0.921382</text:p>
          </table:table-cell>
          <table:table-cell table:number-columns-repeated="2"/>
          <table:table-cell office:value-type="string">
            <text:p>Compute</text:p>
          </table:table-cell>
          <table:table-cell office:value-type="float" office:value="0.449502">
            <text:p>0.449502</text:p>
          </table:table-cell>
          <table:table-cell office:value-type="float" office:value="0.447951">
            <text:p>0.447951</text:p>
          </table:table-cell>
          <table:table-cell office:value-type="float" office:value="0.42321">
            <text:p>0.42321</text:p>
          </table:table-cell>
          <table:table-cell office:value-type="float" office:value="0.4151695">
            <text:p>0.4151695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0.863034">
            <text:p>0.863034</text:p>
          </table:table-cell>
          <table:table-cell office:value-type="float" office:value="0.903963">
            <text:p>0.903963</text:p>
          </table:table-cell>
          <table:table-cell office:value-type="float" office:value="0.632492">
            <text:p>0.632492</text:p>
          </table:table-cell>
          <table:table-cell office:value-type="float" office:value="0.630618">
            <text:p>0.630618</text:p>
          </table:table-cell>
          <table:table-cell office:value-type="float" office:value="0.618338">
            <text:p>0.618338</text:p>
          </table:table-cell>
          <table:table-cell table:number-columns-repeated="2"/>
          <table:table-cell office:value-type="string">
            <text:p>Convergence Testing</text:p>
          </table:table-cell>
          <table:table-cell office:value-type="float" office:value="0.12008075">
            <text:p>0.12008075</text:p>
          </table:table-cell>
          <table:table-cell office:value-type="float" office:value="0.002087">
            <text:p>0.002087</text:p>
          </table:table-cell>
          <table:table-cell office:value-type="float" office:value="0.0015585">
            <text:p>0.0015585</text:p>
          </table:table-cell>
          <table:table-cell office:value-type="float" office:value="0.001471">
            <text:p>0.00147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56305">
            <text:p>0.56305</text:p>
          </table:table-cell>
          <table:table-cell office:value-type="float" office:value="0.679428">
            <text:p>0.679428</text:p>
          </table:table-cell>
          <table:table-cell office:value-type="float" office:value="0.562269">
            <text:p>0.562269</text:p>
          </table:table-cell>
          <table:table-cell office:value-type="float" office:value="0.501976">
            <text:p>0.501976</text:p>
          </table:table-cell>
          <table:table-cell office:value-type="float" office:value="0.442339">
            <text:p>0.442339</text:p>
          </table:table-cell>
          <table:table-cell table:number-columns-repeated="2"/>
          <table:table-cell office:value-type="string">
            <text:p>Waiting</text:p>
          </table:table-cell>
          <table:table-cell office:value-type="float" office:value="0.101922">
            <text:p>0.101922</text:p>
          </table:table-cell>
          <table:table-cell office:value-type="float" office:value="0.106093">
            <text:p>0.106093</text:p>
          </table:table-cell>
          <table:table-cell office:value-type="float" office:value="0.0674605">
            <text:p>0.0674605</text:p>
          </table:table-cell>
          <table:table-cell office:value-type="float" office:value="0.016649">
            <text:p>0.016649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0.598228">
            <text:p>0.598228</text:p>
          </table:table-cell>
          <table:table-cell office:value-type="float" office:value="0.815337">
            <text:p>0.815337</text:p>
          </table:table-cell>
          <table:table-cell office:value-type="float" office:value="0.691864">
            <text:p>0.691864</text:p>
          </table:table-cell>
          <table:table-cell office:value-type="float" office:value="0.54841">
            <text:p>0.54841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614224">
            <text:p>0.614224</text:p>
          </table:table-cell>
          <table:table-cell office:value-type="float" office:value="0.944984">
            <text:p>0.944984</text:p>
          </table:table-cell>
          <table:table-cell office:value-type="float" office:value="0.917852">
            <text:p>0.917852</text:p>
          </table:table-cell>
          <table:table-cell office:value-type="float" office:value="0.702402">
            <text:p>0.70240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/>
          <table:table-cell office:value-type="float" office:value="1.182033">
            <text:p>1.182033</text:p>
          </table:table-cell>
          <table:table-cell office:value-type="float" office:value="0.856112">
            <text:p>0.856112</text:p>
          </table:table-cell>
          <table:table-cell office:value-type="float" office:value="0.703906">
            <text:p>0.703906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/>
          <table:table-cell office:value-type="float" office:value="1.288112">
            <text:p>1.288112</text:p>
          </table:table-cell>
          <table:table-cell office:value-type="float" office:value="0.922331">
            <text:p>0.922331</text:p>
          </table:table-cell>
          <table:table-cell office:value-type="float" office:value="0.680177">
            <text:p>0.680177</text:p>
          </table:table-cell>
          <table:table-cell table:number-columns-repeated="8"/>
        </table:table-row>
        <table:table-row table:style-name="ro3" table:number-rows-repeated="1048564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upercomputer" table:style-name="ta1">
        <table:shapes>
          <draw:frame draw:z-index="0" draw:style-name="gr1" svg:width="9.0697in" svg:height="4.0051in" svg:x="0.8815in" svg:y="2.9598in">
            <draw:object draw:notify-on-update-of-ranges="Supercomputer.B4:Supercomputer.B4 Supercomputer.B5:Supercomputer.B10 Supercomputer.C4:Supercomputer.C4 Supercomputer.C5:Supercomputer.C10 Supercomputer.B4:Supercomputer.B4 Supercomputer.B5:Supercomputer.B10 Supercomputer.D4:Supercomputer.D4 Supercomputer.D5:Supercomputer.D10 Supercomputer.B4:Supercomputer.B4 Supercomputer.B5:Supercomputer.B10 Supercomputer.E4:Supercomputer.E4 Supercomputer.E5:Supercomputer.E10 Supercomputer.B4:Supercomputer.B4 Supercomputer.B5:Supercomputer.B10 Supercomputer.F4:Supercomputer.F4 Supercomputer.F5:Supercomputer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Supercompute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office:value-type="string">
            <text:p>Serial</text:p>
          </table:table-cell>
          <table:table-cell office:value-type="string">
            <text:p>Parallel #1</text:p>
          </table:table-cell>
          <table:table-cell office:value-type="string">
            <text:p>Parallel #2 (chunk size = 64)</text:p>
          </table:table-cell>
          <table:table-cell office:value-type="string">
            <text:p>Parallel #3 (chunk size = 64)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.932814">
            <text:p>0.932814</text:p>
          </table:table-cell>
          <table:table-cell office:value-type="float" office:value="1.274618">
            <text:p>1.274618</text:p>
          </table:table-cell>
          <table:table-cell office:value-type="float" office:value="0.50499">
            <text:p>0.50499</text:p>
          </table:table-cell>
          <table:table-cell office:value-type="float" office:value="0.25775">
            <text:p>0.25775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0.932814">
            <text:p>0.932814</text:p>
          </table:table-cell>
          <table:table-cell office:value-type="float" office:value="0.794861">
            <text:p>0.794861</text:p>
          </table:table-cell>
          <table:table-cell office:value-type="float" office:value="0.449108">
            <text:p>0.449108</text:p>
          </table:table-cell>
          <table:table-cell office:value-type="float" office:value="0.155408">
            <text:p>0.15540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932814">
            <text:p>0.932814</text:p>
          </table:table-cell>
          <table:table-cell office:value-type="float" office:value="0.408668">
            <text:p>0.408668</text:p>
          </table:table-cell>
          <table:table-cell office:value-type="float" office:value="0.325909">
            <text:p>0.325909</text:p>
          </table:table-cell>
          <table:table-cell office:value-type="float" office:value="0.101373">
            <text:p>0.10137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0.932814">
            <text:p>0.932814</text:p>
          </table:table-cell>
          <table:table-cell office:value-type="float" office:value="0.221275">
            <text:p>0.221275</text:p>
          </table:table-cell>
          <table:table-cell office:value-type="float" office:value="0.20987">
            <text:p>0.20987</text:p>
          </table:table-cell>
          <table:table-cell office:value-type="float" office:value="0.073163">
            <text:p>0.07316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932814">
            <text:p>0.932814</text:p>
          </table:table-cell>
          <table:table-cell office:value-type="float" office:value="0.345507">
            <text:p>0.345507</text:p>
          </table:table-cell>
          <table:table-cell office:value-type="float" office:value="0.174682">
            <text:p>0.174682</text:p>
          </table:table-cell>
          <table:table-cell office:value-type="float" office:value="0.077779">
            <text:p>0.077779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0.932814">
            <text:p>0.932814</text:p>
          </table:table-cell>
          <table:table-cell table:style-name="ce1" office:value-type="float" office:value="0.436208">
            <text:p>0.436208</text:p>
          </table:table-cell>
          <table:table-cell table:style-name="ce1" office:value-type="float" office:value="0.147488">
            <text:p>0.147488</text:p>
          </table:table-cell>
          <table:table-cell table:style-name="ce1" office:value-type="float" office:value="0.295904">
            <text:p>0.295904</text:p>
          </table:table-cell>
          <table:table-cell/>
          <table:table-cell table:style-name="ce1"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3" table:number-rows-repeated="132">
          <table:table-cell table:number-columns-repeated="7"/>
        </table:table-row>
        <table:table-row table:style-name="ro3">
          <table:table-cell office:value-type="string">
            <text:p>Thread</text:p>
          </table:table-cell>
          <table:table-cell office:value-type="float" office:value="3">
            <text:p>3</text:p>
          </table:table-cell>
          <table:table-cell office:value-type="string">
            <text:p>had</text:p>
          </table:table-cell>
          <table:table-cell office:value-type="float" office:value="0.411117">
            <text:p>0.411117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20655">
            <text:p>0.020655</text:p>
          </table:table-cell>
        </table:table-row>
        <table:table-row table:style-name="ro3">
          <table:table-cell office:value-type="string">
            <text:p>Thread</text:p>
          </table:table-cell>
          <table:table-cell office:value-type="float" office:value="0">
            <text:p>0</text:p>
          </table:table-cell>
          <table:table-cell office:value-type="string">
            <text:p>had</text:p>
          </table:table-cell>
          <table:table-cell office:value-type="float" office:value="0.41596">
            <text:p>0.41596</text:p>
          </table:table-cell>
          <table:table-cell office:value-type="float" office:value="0.000018">
            <text:p>0.000018</text:p>
          </table:table-cell>
          <table:table-cell office:value-type="float" office:value="0">
            <text:p>0</text:p>
          </table:table-cell>
          <table:table-cell office:value-type="float" office:value="0.015855">
            <text:p>0.015855</text:p>
          </table:table-cell>
        </table:table-row>
        <table:table-row table:style-name="ro3">
          <table:table-cell office:value-type="string">
            <text:p>Thread</text:p>
          </table:table-cell>
          <table:table-cell office:value-type="float" office:value="2">
            <text:p>2</text:p>
          </table:table-cell>
          <table:table-cell office:value-type="string">
            <text:p>had</text:p>
          </table:table-cell>
          <table:table-cell office:value-type="float" office:value="0.41464">
            <text:p>0.41464</text:p>
          </table:table-cell>
          <table:table-cell office:value-type="float" office:value="0.000006">
            <text:p>0.000006</text:p>
          </table:table-cell>
          <table:table-cell office:value-type="float" office:value="0">
            <text:p>0</text:p>
          </table:table-cell>
          <table:table-cell office:value-type="float" office:value="0.017177">
            <text:p>0.017177</text:p>
          </table:table-cell>
        </table:table-row>
        <table:table-row table:style-name="ro3">
          <table:table-cell office:value-type="string">
            <text:p>Thread</text:p>
          </table:table-cell>
          <table:table-cell office:value-type="float" office:value="1">
            <text:p>1</text:p>
          </table:table-cell>
          <table:table-cell office:value-type="string">
            <text:p>had</text:p>
          </table:table-cell>
          <table:table-cell office:value-type="float" office:value="0.418961">
            <text:p>0.418961</text:p>
          </table:table-cell>
          <table:table-cell office:value-type="float" office:value="0.005859">
            <text:p>0.005859</text:p>
          </table:table-cell>
          <table:table-cell office:value-type="float" office:value="0">
            <text:p>0</text:p>
          </table:table-cell>
          <table:table-cell office:value-type="float" office:value="0.012909">
            <text:p>0.012909</text:p>
          </table:table-cell>
        </table:table-row>
        <table:table-row table:style-name="ro3">
          <table:table-cell table:number-columns-repeated="3"/>
          <table:table-cell table:formula="of:=AVERAGE([.D133:.D136])" office:value-type="float" office:value="0.4151695">
            <text:p>0.4151695</text:p>
          </table:table-cell>
          <table:table-cell table:formula="of:=AVERAGE([.E133:.E136])" office:value-type="float" office:value="0.001471">
            <text:p>0.001471</text:p>
          </table:table-cell>
          <table:table-cell table:formula="of:=AVERAGE([.F133:.F136])" office:value-type="float" office:value="0">
            <text:p>0</text:p>
          </table:table-cell>
          <table:table-cell table:formula="of:=AVERAGE([.G133:.G136])" office:value-type="float" office:value="0.016649">
            <text:p>0.016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5:11:32</meta:creation-date>
    <dc:date>2014-01-31T20:01:37</dc:date>
    <dc:creator>V </dc:creator>
    <meta:editing-duration>PT1H59M33S</meta:editing-duration>
    <meta:editing-cycles>13</meta:editing-cycles>
    <meta:generator>LibreOffice/3.5$Linux_X86_64 LibreOffice_project/350m1$Build-2</meta:generator>
    <meta:document-statistic meta:table-count="3" meta:cell-count="1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8cm" svg:height="11.233cm" xlink:href=".." xlink:type="simple" chart:class="chart:scatter" chart:style-name="ch1">
        <chart:title svg:x="20.635cm" svg:y="1.935cm" chart:style-name="ch2">
          <text:p>Figure 1</text:p>
        </chart:title>
        <chart:subtitle svg:x="19.869cm" svg:y="2.674cm" chart:style-name="ch3">
          <text:p>Quad Core 2.2 Ghz</text:p>
        </chart:subtitle>
        <chart:legend chart:legend-position="end" svg:x="23.257cm" svg:y="3.823cm" style:legend-expansion="high" chart:style-name="ch4"/>
        <chart:plot-area chart:style-name="ch5" table:cell-range-address="Laptop.B5:Laptop.I9 Laptop.C4:Laptop.G4 Laptop.J4:Laptop.K4" chart:data-source-has-labels="row" svg:x="0.874cm" svg:y="0.093cm" svg:width="16.969cm" svg:height="10.689cm">
          <chartooo:coordinate-region svg:x="1.601cm" svg:y="0.292cm" svg:width="16.055cm" svg:height="9.843cm"/>
          <chart:axis chart:dimension="x" chart:name="primary-x" chart:style-name="ch6">
            <chart:title svg:x="8.309cm" svg:y="10.673cm" chart:style-name="ch7">
              <text:p>Thread Count</text:p>
            </chart:title>
          </chart:axis>
          <chart:axis chart:dimension="y" chart:name="primary-y" chart:style-name="ch6">
            <chart:title svg:x="0cm" svg:y="6.248cm" chart:style-name="ch8">
              <text:p>Time (sec)</text:p>
            </chart:title>
            <chart:grid chart:style-name="ch9" chart:class="major"/>
          </chart:axis>
          <chart:series chart:style-name="ch10" chart:values-cell-range-address="Laptop.C5:Laptop.C9" chart:label-cell-address="Laptop.C4:Laptop.C4" chart:class="chart:scatter">
            <chart:domain table:cell-range-address="Laptop.B5:Laptop.B9"/>
            <chart:data-point chart:repeated="5"/>
          </chart:series>
          <chart:series chart:style-name="ch11" chart:values-cell-range-address="Laptop.D5:Laptop.D9" chart:label-cell-address="Laptop.D4:Laptop.D4" chart:class="chart:scatter">
            <chart:data-point chart:repeated="5"/>
          </chart:series>
          <chart:series chart:style-name="ch12" chart:values-cell-range-address="Laptop.E5:Laptop.E9" chart:label-cell-address="Laptop.E4:Laptop.E4" chart:class="chart:scatter">
            <chart:data-point chart:repeated="5"/>
          </chart:series>
          <chart:series chart:style-name="ch13" chart:values-cell-range-address="Laptop.F5:Laptop.F9" chart:label-cell-address="Laptop.F4:Laptop.F4" chart:class="chart:scatter">
            <chart:data-point chart:repeated="5"/>
          </chart:series>
          <chart:series chart:style-name="ch14" chart:values-cell-range-address="Laptop.G5:Laptop.G9" chart:label-cell-address="Laptop.G4:Laptop.G4" chart:class="chart:scatter">
            <chart:data-point chart:repeated="5"/>
          </chart:series>
          <chart:series chart:style-name="ch15" chart:values-cell-range-address="Laptop.H5:Laptop.H9" chart:label-cell-address="Laptop.J4:Laptop.J4" chart:class="chart:scatter">
            <chart:data-point chart:repeated="5"/>
          </chart:series>
          <chart:series chart:style-name="ch16" chart:values-cell-range-address="Laptop.I5:Laptop.I9" chart:label-cell-address="Laptop.K4:Laptop.K4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MP</text:p>
                <draw:g>
                  <svg:desc>Laptop.C4:Laptop.C4</svg:desc>
                </draw:g>
              </table:table-cell>
              <table:table-cell office:value-type="string">
                <text:p>First</text:p>
                <draw:g>
                  <svg:desc>Laptop.D4:Laptop.D4</svg:desc>
                </draw:g>
              </table:table-cell>
              <table:table-cell office:value-type="string">
                <text:p>Fast Test</text:p>
                <draw:g>
                  <svg:desc>Laptop.E4:Laptop.E4</svg:desc>
                </draw:g>
              </table:table-cell>
              <table:table-cell office:value-type="string">
                <text:p>Log Barrier</text:p>
                <draw:g>
                  <svg:desc>Laptop.F4:Laptop.F4</svg:desc>
                </draw:g>
              </table:table-cell>
              <table:table-cell office:value-type="string">
                <text:p>Busy Wait</text:p>
                <draw:g>
                  <svg:desc>Laptop.G4:Laptop.G4</svg:desc>
                </draw:g>
              </table:table-cell>
              <table:table-cell office:value-type="string">
                <text:p/>
                <draw:g>
                  <svg:desc>Laptop.J4:Laptop.J4</svg:desc>
                </draw:g>
              </table:table-cell>
              <table:table-cell office:value-type="string">
                <text:p>First</text:p>
                <draw:g>
                  <svg:desc>Laptop.K4:Laptop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ptop.B5:Laptop.B9</svg:desc>
                </draw:g>
              </table:table-cell>
              <table:table-cell office:value-type="float" office:value="1.397191">
                <text:p>1.397191</text:p>
                <draw:g>
                  <svg:desc>Laptop.C5:Laptop.C9</svg:desc>
                </draw:g>
              </table:table-cell>
              <table:table-cell office:value-type="float" office:value="0.91679">
                <text:p>0.91679</text:p>
                <draw:g>
                  <svg:desc>Laptop.D5:Laptop.D9</svg:desc>
                </draw:g>
              </table:table-cell>
              <table:table-cell office:value-type="float" office:value="0.91841">
                <text:p>0.91841</text:p>
                <draw:g>
                  <svg:desc>Laptop.E5:Laptop.E9</svg:desc>
                </draw:g>
              </table:table-cell>
              <table:table-cell office:value-type="float" office:value="0.921717">
                <text:p>0.921717</text:p>
                <draw:g>
                  <svg:desc>Laptop.F5:Laptop.F9</svg:desc>
                </draw:g>
              </table:table-cell>
              <table:table-cell office:value-type="float" office:value="0.921382">
                <text:p>0.921382</text:p>
                <draw:g>
                  <svg:desc>Laptop.G5:Laptop.G9</svg:desc>
                </draw:g>
              </table:table-cell>
              <table:table-cell office:value-type="float" office:value="NaN">
                <text:p>NaN</text:p>
                <draw:g>
                  <svg:desc>Laptop.H5:Laptop.H9</svg:desc>
                </draw:g>
              </table:table-cell>
              <table:table-cell office:value-type="float" office:value="NaN">
                <text:p>NaN</text:p>
                <draw:g>
                  <svg:desc>Laptop.I5:Laptop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3034">
                <text:p>0.863034</text:p>
              </table:table-cell>
              <table:table-cell office:value-type="float" office:value="0.903963">
                <text:p>0.903963</text:p>
              </table:table-cell>
              <table:table-cell office:value-type="float" office:value="0.632492">
                <text:p>0.632492</text:p>
              </table:table-cell>
              <table:table-cell office:value-type="float" office:value="0.630618">
                <text:p>0.630618</text:p>
              </table:table-cell>
              <table:table-cell office:value-type="float" office:value="0.618338">
                <text:p>0.61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6305">
                <text:p>0.56305</text:p>
              </table:table-cell>
              <table:table-cell office:value-type="float" office:value="0.679428">
                <text:p>0.679428</text:p>
              </table:table-cell>
              <table:table-cell office:value-type="float" office:value="0.562269">
                <text:p>0.562269</text:p>
              </table:table-cell>
              <table:table-cell office:value-type="float" office:value="0.501976">
                <text:p>0.501976</text:p>
              </table:table-cell>
              <table:table-cell office:value-type="float" office:value="0.442339">
                <text:p>0.44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98228">
                <text:p>0.598228</text:p>
              </table:table-cell>
              <table:table-cell office:value-type="float" office:value="0.815337">
                <text:p>0.815337</text:p>
              </table:table-cell>
              <table:table-cell office:value-type="float" office:value="0.691864">
                <text:p>0.691864</text:p>
              </table:table-cell>
              <table:table-cell office:value-type="float" office:value="0.54841">
                <text:p>0.5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14224">
                <text:p>0.614224</text:p>
              </table:table-cell>
              <table:table-cell office:value-type="float" office:value="0.944984">
                <text:p>0.944984</text:p>
              </table:table-cell>
              <table:table-cell office:value-type="float" office:value="0.917852">
                <text:p>0.917852</text:p>
              </table:table-cell>
              <table:table-cell office:value-type="float" office:value="0.702402">
                <text:p>0.70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38cm" svg:height="10.174cm" xlink:href=".." xlink:type="simple" chart:class="chart:scatter" chart:style-name="ch1">
        <chart:title svg:x="19.539cm" svg:y="2.052cm" chart:style-name="ch2">
          <text:p>Figure 2</text:p>
        </chart:title>
        <chart:subtitle svg:x="19.023cm" svg:y="2.979cm" chart:style-name="ch3">
          <text:p>Supercomputer</text:p>
        </chart:subtitle>
        <chart:legend chart:legend-position="end" svg:x="17.302cm" svg:y="4.041cm" style:legend-expansion="high" chart:style-name="ch4"/>
        <chart:plot-area chart:style-name="ch5" table:cell-range-address="Supercomputer.B4:Supercomputer.F10" chart:data-source-has-labels="row" svg:x="0.622cm" svg:y="-0.054cm" svg:width="17.477cm" svg:height="9.959cm">
          <chartooo:coordinate-region svg:x="1.349cm" svg:y="0.145cm" svg:width="16.563cm" svg:height="9.113cm"/>
          <chart:axis chart:dimension="x" chart:name="primary-x" chart:style-name="ch6">
            <chart:title svg:x="8.311cm" svg:y="9.614cm" chart:style-name="ch7">
              <text:p>Thread Count</text:p>
            </chart:title>
          </chart:axis>
          <chart:axis chart:dimension="y" chart:name="primary-y" chart:style-name="ch6">
            <chart:title svg:x="0cm" svg:y="5.736cm" chart:style-name="ch8">
              <text:p>Time (sec)</text:p>
            </chart:title>
            <chart:grid chart:style-name="ch9" chart:class="major"/>
          </chart:axis>
          <chart:series chart:style-name="ch10" chart:values-cell-range-address="Supercomputer.C5:Supercomputer.C10" chart:label-cell-address="Supercomputer.C4:Supercomputer.C4" chart:class="chart:scatter">
            <chart:domain table:cell-range-address="Supercomputer.B5:Supercomputer.B10"/>
            <chart:data-point chart:repeated="6"/>
          </chart:series>
          <chart:series chart:style-name="ch11" chart:values-cell-range-address="Supercomputer.D5:Supercomputer.D10" chart:label-cell-address="Supercomputer.D4:Supercomputer.D4" chart:class="chart:scatter">
            <chart:data-point chart:repeated="6"/>
          </chart:series>
          <chart:series chart:style-name="ch12" chart:values-cell-range-address="Supercomputer.E5:Supercomputer.E10" chart:label-cell-address="Supercomputer.E4:Supercomputer.E4" chart:class="chart:scatter">
            <chart:data-point chart:repeated="6"/>
          </chart:series>
          <chart:series chart:style-name="ch13" chart:values-cell-range-address="Supercomputer.F5:Supercomputer.F10" chart:label-cell-address="Supercomputer.F4:Supercomputer.F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al</text:p>
                <draw:g>
                  <svg:desc>Supercomputer.C4:Supercomputer.C4</svg:desc>
                </draw:g>
              </table:table-cell>
              <table:table-cell office:value-type="string">
                <text:p>Parallel #1</text:p>
                <draw:g>
                  <svg:desc>Supercomputer.D4:Supercomputer.D4</svg:desc>
                </draw:g>
              </table:table-cell>
              <table:table-cell office:value-type="string">
                <text:p>Parallel #2 (chunk size = 64)</text:p>
                <draw:g>
                  <svg:desc>Supercomputer.E4:Supercomputer.E4</svg:desc>
                </draw:g>
              </table:table-cell>
              <table:table-cell office:value-type="string">
                <text:p>Parallel #3 (chunk size = 64)</text:p>
                <draw:g>
                  <svg:desc>Supercomputer.F4:Supercomputer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upercomputer.B5:Supercomputer.B10</svg:desc>
                </draw:g>
              </table:table-cell>
              <table:table-cell office:value-type="float" office:value="0.932814">
                <text:p>0.932814</text:p>
                <draw:g>
                  <svg:desc>Supercomputer.C5:Supercomputer.C10</svg:desc>
                </draw:g>
              </table:table-cell>
              <table:table-cell office:value-type="float" office:value="1.274618">
                <text:p>1.274618</text:p>
                <draw:g>
                  <svg:desc>Supercomputer.D5:Supercomputer.D10</svg:desc>
                </draw:g>
              </table:table-cell>
              <table:table-cell office:value-type="float" office:value="0.50499">
                <text:p>0.50499</text:p>
                <draw:g>
                  <svg:desc>Supercomputer.E5:Supercomputer.E10</svg:desc>
                </draw:g>
              </table:table-cell>
              <table:table-cell office:value-type="float" office:value="0.25775">
                <text:p>0.25775</text:p>
                <draw:g>
                  <svg:desc>Supercomputer.F5:Supercomputer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2814">
                <text:p>0.932814</text:p>
              </table:table-cell>
              <table:table-cell office:value-type="float" office:value="0.794861">
                <text:p>0.794861</text:p>
              </table:table-cell>
              <table:table-cell office:value-type="float" office:value="0.449108">
                <text:p>0.449108</text:p>
              </table:table-cell>
              <table:table-cell office:value-type="float" office:value="0.155408">
                <text:p>0.15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2814">
                <text:p>0.932814</text:p>
              </table:table-cell>
              <table:table-cell office:value-type="float" office:value="0.408668">
                <text:p>0.408668</text:p>
              </table:table-cell>
              <table:table-cell office:value-type="float" office:value="0.325909">
                <text:p>0.325909</text:p>
              </table:table-cell>
              <table:table-cell office:value-type="float" office:value="0.101373">
                <text:p>0.10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814">
                <text:p>0.932814</text:p>
              </table:table-cell>
              <table:table-cell office:value-type="float" office:value="0.221275">
                <text:p>0.221275</text:p>
              </table:table-cell>
              <table:table-cell office:value-type="float" office:value="0.20987">
                <text:p>0.20987</text:p>
              </table:table-cell>
              <table:table-cell office:value-type="float" office:value="0.073163">
                <text:p>0.073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932814">
                <text:p>0.932814</text:p>
              </table:table-cell>
              <table:table-cell office:value-type="float" office:value="0.345507">
                <text:p>0.345507</text:p>
              </table:table-cell>
              <table:table-cell office:value-type="float" office:value="0.174682">
                <text:p>0.174682</text:p>
              </table:table-cell>
              <table:table-cell office:value-type="float" office:value="0.077779">
                <text:p>0.07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32814">
                <text:p>0.932814</text:p>
              </table:table-cell>
              <table:table-cell office:value-type="float" office:value="0.436208">
                <text:p>0.436208</text:p>
              </table:table-cell>
              <table:table-cell office:value-type="float" office:value="0.147488">
                <text:p>0.147488</text:p>
              </table:table-cell>
              <table:table-cell office:value-type="float" office:value="0.295904">
                <text:p>0.29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